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436098908950480303" text:style-name="Outline">
        <text:list-item>
          <text:h text:style-name="P1" text:outline-level="1">Key features</text:h>
          <text:list>
            <text:list-item>
              <text:h text:style-name="Heading_20_2" text:outline-level="2">General</text:h>
            </text:list-item>
          </text:list>
        </text:list-item>
      </text:list>
      <text:list xml:id="list8938995641335836586" text:style-name="List_20_1">
        <text:list-item>
          <text:p text:style-name="List_20_1_20_Start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List_20_1">Light / Dark theme</text:p>
        </text:list-item>
        <text:list-item>
          <text:p text:style-name="List_20_1">Multi-tab support <text:s/>for faster navigation</text:p>
        </text:list-item>
        <text:list-item>
          <text:p text:style-name="List_20_1_20_Cont.">Cross-platform run-time (Linux, Windows, macOS)</text:p>
        </text:list-item>
        <text:list-item>
          <text:p text:style-name="List_20_1_20_Cont.">Modular design based on plug-ins that can be added/removed depends of scope of the work</text:p>
        </text:list-item>
        <text:list-item>
          <text:p text:style-name="List_20_1_20_Cont.">Source/Version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List_20_1_20_Cont.">Open source project</text:p>
        </text:list-item>
      </text:list>
      <text:list xml:id="list870093327" text:continue-list="list3436098908950480303" text:style-name="Outline">
        <text:list-item>
          <text:list>
            <text:list-item>
              <text:h text:style-name="Heading_20_2" text:outline-level="2">EEZ Studio Project</text:h>
            </text:list-item>
          </text:list>
        </text:list-item>
      </text:list>
      <text:list xml:id="list757084531" text:continue-list="list8938995641335836586" text:style-name="List_20_1">
        <text:list-item>
          <text:p text:style-name="List_20_1_20_Start">Modular visual development environment for rich embedded GUI (small display/limited resources) and desktop GUI</text:p>
        </text:list-item>
        <text:list-item>
          <text:p text:style-name="List_20_1"><text:span text:style-name="T1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cs Library) support</text:p>
        </text:list-item>
        <text:list-item>
          <text:p text:style-name="List_20_1">Multi-language support</text:p>
        </text:list-item>
        <text:list-item>
          <text:p text:style-name="List_20_1">Support for unlimited number of Color Themes, Widget styles, user created Widgets and Actions</text:p>
        </text:list-item>
        <text:list-item>
          <text:p text:style-name="List_20_1">Adding new functionality using Project extensions</text:p>
        </text:list-item>
        <text:list-item>
          <text:p text:style-name="List_20_1_20_Cont.">Generate C++ code for embedded GUI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EEZ BB3 and other STM32 target platforms or <text:a xlink:type="simple" xlink:href="https://www.arduino.cc/en/software" office:target-frame-name="_blank" xlink:show="new" text:style-name="Internet_20_link" text:visited-style-name="Visited_20_Internet_20_Link">Arduino IDE</text:a> for EEZ H24005 and other Arduino compatible target platforms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1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1601641954" text:continue-list="list870093327" text:style-name="Outline">
        <text:list-item>
          <text:list>
            <text:list-item>
              <text:h text:style-name="Heading_20_2" text:outline-level="2">EEZ Studio Instrument</text:h>
            </text:list-item>
          </text:list>
        </text:list-item>
      </text:list>
      <text:list xml:id="list425864953" text:continue-list="list757084531" text:style-name="List_20_1">
        <text:list-item>
          <text:p text:style-name="List_20_1_20_Start">Dynamic environment where multiple instruments can be configured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Serial (via USB), Ethernet and VISA (via free <text:a xlink:type="simple" xlink:href="https://www.rohde-schwarz.com/us/driver-pages/remote-control/3-visa-and-tools_231388.html" office:target-frame-name="_blank" xlink:show="new" text:style-name="Internet_20_link" text:visited-style-name="Visited_20_Internet_20_Link">R&amp;S®VISA</text:a>) T&amp;M instrument interfaces support</text:p>
        </text:list-item>
        <text:list-item>
          <text:p text:style-name="List_20_1_20_Cont.">Direct import of EEZ Studio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<text:soft-page-break/>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size="10.5pt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ndex_20_2" style:display-name="Index 2" style:family="paragraph" style:parent-style-name="Index" style:class="index">
      <style:paragraph-properties fo:margin-left="4.99mm" fo:margin-right="0mm" fo:text-indent="0mm" style:auto-text-indent="false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mm" fo:margin-right="0mm" fo:text-indent="0m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C" style:num-suffix="." style:num-format="1" text:start-value="4">
        <style:list-level-properties text:list-level-position-and-space-mode="label-alignment">
          <style:list-level-label-alignment text:label-followed-by="space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C4. 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C4. 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2" meta:paragraph-count="43" meta:word-count="438" meta:character-count="2896"/>
    <meta:user-defined meta:name="WebPublish_Post_Id">9274</meta:user-defined>
    <meta:user-defined meta:name="WebPublish_Post_PostType">post</meta:user-defined>
    <meta:user-defined meta:name="WebPublish_Post_PrimaryCategory">187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